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0f77dc" officeooo:paragraph-rsid="000f77dc" style:font-name-asian="Calibri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aa31" officeooo:paragraph-rsid="000baa31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f07d5" officeooo:paragraph-rsid="000bec83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f77dc" officeooo:paragraph-rsid="000f77dc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a7415" officeooo:paragraph-rsid="000a7415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415" officeooo:paragraph-rsid="000a7415" style:font-size-asian="12pt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e366e" officeooo:paragraph-rsid="000e366e" style:font-name-asian="Calibri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f07d5" officeooo:paragraph-rsid="000f07d5" style:font-name-asian="Calibri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f77dc" officeooo:paragraph-rsid="000f77dc" style:font-name-asian="Calibri" style:font-size-asian="12pt" style:font-name-complex="Times New Roman" style:font-size-complex="12pt" style:language-complex="ar" style:country-complex="SA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a0715" style:font-size-asian="12pt" style:font-weight-asian="bold" style:font-size-complex="12pt"/>
    </style:style>
    <style:style style:name="T3" style:family="text">
      <style:text-properties fo:font-size="12pt" fo:font-weight="bold" officeooo:rsid="000f07d5" style:font-size-asian="12pt" style:font-weight-asian="bold" style:font-size-complex="12pt"/>
    </style:style>
    <style:style style:name="T4" style:family="text">
      <style:text-properties fo:font-size="12pt" fo:font-weight="bold" officeooo:rsid="000f77dc" style:font-size-asian="12pt" style:font-weight-asian="bold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loext:opacity="100%"/>
    </style:style>
    <style:style style:name="T9" style:family="text">
      <style:text-properties style:use-window-font-color="true" loext:opacity="0%" fo:language="en" fo:country="IN" officeooo:rsid="000bec83" style:font-name-asian="Calibri" style:language-complex="ar" style:country-complex="SA"/>
    </style:style>
    <style:style style:name="T10" style:family="text">
      <style:text-properties style:use-window-font-color="true" loext:opacity="0%" fo:language="en" fo:country="IN" officeooo:rsid="000f07d5" style:font-name-asian="Calibri" style:language-complex="ar" style:country-complex="SA"/>
    </style:style>
    <style:style style:name="T11" style:family="text">
      <style:text-properties style:use-window-font-color="true" loext:opacity="0%" fo:language="en" fo:country="IN" officeooo:rsid="000f77dc" style:font-name-asian="Calibri" style:language-complex="ar" style:country-complex="SA"/>
    </style:style>
    <style:style style:name="T12" style:family="text">
      <style:text-properties fo:language="en" fo:country="IN" officeooo:rsid="000bec83" style:font-name-asian="Calibri" style:language-complex="ar" style:country-complex="SA"/>
    </style:style>
    <style:style style:name="T13" style:family="text">
      <style:text-properties fo:language="en" fo:country="IN" officeooo:rsid="000f07d5" style:font-name-asian="Calibri" style:language-complex="ar" style:country-complex="SA"/>
    </style:style>
    <style:style style:name="T14" style:family="text">
      <style:text-properties fo:language="en" fo:country="IN" officeooo:rsid="000f77dc" style:font-name-asian="Calibri" style:language-complex="ar" style:country-complex="SA"/>
    </style:style>
    <style:style style:name="T15" style:family="text">
      <style:text-properties officeooo:rsid="000d76f3"/>
    </style:style>
    <style:style style:name="T16" style:family="text">
      <style:text-properties officeooo:rsid="000e366e"/>
    </style:style>
    <style:style style:name="T17" style:family="text">
      <style:text-properties officeooo:rsid="000f07d5"/>
    </style:style>
    <style:style style:name="T18" style:family="text">
      <style:text-properties officeooo:rsid="000f77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18">logout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</text:span><text:span text:style-name="T4">5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The portal module that allows users to <text:span text:style-name="T11">logou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>Output from this module is<text:span text:style-name="T9"> </text:span><text:span text:style-name="T11">logged</text:span><text:span text:style-name="T10"> </text:span><text:span text:style-name="T11">out </text:span><text:span text:style-name="T10">successfully</text:span><text:span text:style-name="T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7"><text:span text:style-name="T14">logout</text:span>-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Log out</text:p>
          </table:table-cell>
          <table:table-cell table:style-name="Table1.A1" table:number-columns-spanned="2" office:value-type="string">
            <text:p text:style-name="P7">Log out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0"><text:s text:c="2"/><text:span text:style-name="T11">Logged out</text:span><text:span text:style-name="T16"> </text:span>successfull<text:span text:style-name="T17">y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1">logout</text:span>-2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Logout failed</text:p>
            <text:p text:style-name="P20">(If session cookies are not deleted)</text:p>
          </table:table-cell>
          <table:table-cell table:style-name="Table1.A1" table:number-columns-spanned="2" office:value-type="string">
            <text:p text:style-name="P20">Logout failed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4">failur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34:24.880000000</dc:date>
    <meta:editing-cycles>29</meta:editing-cycles>
    <meta:editing-duration>PT2H19M4S</meta:editing-duration>
    <meta:generator>LibreOffice/7.0.4.2$Windows_X86_64 LibreOffice_project/dcf040e67528d9187c66b2379df5ea4407429775</meta:generator>
    <meta:document-statistic meta:table-count="1" meta:image-count="0" meta:object-count="0" meta:page-count="2" meta:paragraph-count="25" meta:word-count="70" meta:character-count="409" meta:non-whitespace-character-count="358"/>
  </office:meta>
</office:document-meta>
</file>